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1.111cm"/>
    </style:style>
    <style:style style:name="gr14" style:family="graphic" style:parent-style-name="objectwithoutfill">
      <style:graphic-properties draw:stroke="dash" draw:stroke-dash="Ultrafine_20_Dashed" svg:stroke-width="0cm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Ultrafine_20_Dashed" svg:stroke-width="0cm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0.6cm" svg:y="16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1.4cm" svg:y="16.6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.6cm" svg:y="17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8cm" svg:y="17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6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6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3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3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9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5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5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8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8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10.6cm" svg:y="16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13.9cm" svg:y1="17.899cm" svg:x2="17.001cm" svg:y2="17.199cm" draw:start-shape="id1" draw:end-shape="id2" draw:end-glue-point="6" svg:d="M13900 17899l3101-700" svg:viewBox="0 0 3102 701">
          <text:p/>
        </draw:connector>
        <draw:g xml:id="id4" draw:id="id4">
          <draw:g>
            <draw:custom-shape draw:style-name="gr6" draw:text-style-name="P9" draw:layer="layout" svg:width="0.8cm" svg:height="0.3cm" svg:x="17.3cm" svg:y="20.802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1cm" svg:y="20.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3cm" svg:y="21.10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1cm" svg:y="21.1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3cm" svg:y="21.402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5cm" svg:y="22.002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3cm" svg:y="22.002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8.7cm" svg:y="22.002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5cm" svg:y="21.702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3cm" svg:y="21.702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8.7cm" svg:y="21.702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7" xml:id="id3" draw:id="id3" draw:layer="layout" svg:width="0.5cm" svg:height="0.5cm" svg:x="15.7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5.95cm" svg:y1="19.1cm" svg:x2="17.001cm" svg:y2="17.199cm" draw:start-shape="id3" draw:start-glue-point="4" draw:end-shape="id2" draw:end-glue-point="6" svg:d="M15950 19100l1051-1901" svg:viewBox="0 0 1052 1902">
          <text:p/>
        </draw:connector>
        <draw:connector draw:style-name="gr11" draw:text-style-name="P10" draw:layer="layout" draw:type="line" svg:x1="17.3cm" svg:y1="21.551cm" svg:x2="16.2cm" svg:y2="19.35cm" draw:start-shape="id4" draw:end-shape="id3" draw:end-glue-point="10" svg:d="M17300 21551l-1100-2201" svg:viewBox="0 0 1101 2202">
          <text:p/>
        </draw:connector>
        <draw:frame draw:style-name="gr13" draw:text-style-name="P11" draw:layer="layout" svg:width="5.7cm" svg:height="1.361cm" svg:x="4.1cm" svg:y="6.3cm">
          <draw:text-box>
            <text:p text:style-name="P1"><text:span text:style-name="T4">Test of forward/reverse links</text:span></text:p>
          </draw:text-box>
        </draw:frame>
        <draw:g xml:id="id7" draw:id="id7">
          <draw:g>
            <draw:custom-shape draw:style-name="gr6" draw:text-style-name="P9" draw:layer="layout" svg:width="0.8cm" svg:height="0.3cm" svg:x="29.7cm" svg:y="1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0.5cm" svg:y="16cm">
              <text:p text:style-name="P8"><text:span text:style-name="T3">On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.7cm" svg:y="1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0.5cm" svg:y="16.3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.7cm" svg:y="1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9cm" svg:y="1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.7cm" svg:y="16.902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8cm" svg:y="16.902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6" draw:id="id6" draw:layer="layout" svg:width="0.5cm" svg:height="0.5cm" svg:x="28.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cm" svg:y1="19.099cm" svg:x2="28.7cm" svg:y2="19.35cm" draw:start-shape="id5" draw:start-glue-point="3" draw:end-shape="id6" draw:end-glue-point="10" svg:d="M30600 19099l-1900 251" svg:viewBox="0 0 1901 252">
          <text:p/>
        </draw:connector>
        <draw:connector draw:style-name="gr11" draw:text-style-name="P10" draw:layer="layout" draw:type="line" svg:x1="29.7cm" svg:y1="16.601cm" svg:x2="27.098cm" svg:y2="17.198cm" draw:start-shape="id7" draw:start-glue-point="3" draw:end-shape="id2" draw:end-glue-point="4" svg:d="M29700 16601l-2602 597" svg:viewBox="0 0 2603 598">
          <text:p/>
        </draw:connector>
        <draw:g xml:id="id5" draw:id="id5">
          <draw:g>
            <draw:custom-shape draw:style-name="gr6" draw:text-style-name="P9" draw:layer="layout" svg:width="0.8cm" svg:height="0.3cm" svg:x="30.6cm" svg:y="18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4cm" svg:y="18.498cm">
              <text:p text:style-name="P8"><text:span text:style-name="T3">Two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6cm" svg:y="18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4cm" svg:y="18.7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6cm" svg:y="19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8cm" svg:y="19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6cm" svg:y="19.4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19.4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7.098cm" svg:y1="17.198cm" svg:x2="28.273cm" svg:y2="19.173cm" draw:start-shape="id2" draw:start-glue-point="4" draw:end-shape="id6" draw:end-glue-point="5" svg:d="M27098 17198l1175 1975" svg:viewBox="0 0 1176 1976">
          <text:p/>
        </draw:connector>
        <draw:connector draw:style-name="gr14" draw:text-style-name="P9" draw:layer="layout" draw:type="curve" svg:x1="16.127cm" svg:y1="19.173cm" svg:x2="28.2cm" svg:y2="19.35cm" draw:start-shape="id3" draw:start-glue-point="11" draw:end-shape="id6" draw:end-glue-point="6" svg:d="M16127 19173c9111 0 3075 177 12073 177" svg:viewBox="0 0 12074 178">
          <text:p text:style-name="P8"><text:span text:style-name="T3">Reset</text:span></text:p>
        </draw:connector>
        <draw:connector draw:style-name="gr15" draw:text-style-name="P9" draw:layer="layout" draw:type="curve" draw:line-skew="1.001cm -0.666cm" svg:x1="22.098cm" svg:y1="9.4cm" svg:x2="27.098cm" svg:y2="17.198cm" draw:start-shape="id2" draw:start-glue-point="5" draw:end-shape="id2" draw:end-glue-point="4" svg:d="M22098 9400c0 300 2520 249 3784 2124s1273 5674 1216 5674" svg:viewBox="0 0 5019 7799">
          <text:p/>
        </draw:connector>
        <draw:g xml:id="id8" draw:id="id8">
          <draw:g>
            <draw:custom-shape draw:style-name="gr6" draw:text-style-name="P9" draw:layer="layout" svg:width="0.8cm" svg:height="0.3cm" svg:x="16.9cm" svg:y="7.9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7cm" svg:y="7.898cm">
              <text:p text:style-name="P8"><text:span text:style-name="T3">Thre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6.9cm" svg:y="8.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7cm" svg:y="8.1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6.9cm" svg:y="8.5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1cm" svg:y="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6.9cm" svg:y="8.8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cm" svg:y="8.8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0.2cm" svg:y1="8.499cm" svg:x2="22.05cm" svg:y2="9.1cm" draw:start-shape="id8" draw:start-glue-point="1" draw:end-shape="id2" draw:end-glue-point="0" svg:d="M20200 8499l1850 601" svg:viewBox="0 0 1851 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3T18:30:53.257000000</dc:date>
    <meta:editing-duration>PT11H59M50S</meta:editing-duration>
    <meta:editing-cycles>54</meta:editing-cycles>
    <meta:document-statistic meta:object-count="106"/>
  </office:meta>
</office:document-meta>
</file>